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8c0" officeooo:paragraph-rsid="0000a8c0"/>
    </style:style>
    <style:style style:name="P2" style:family="paragraph" style:parent-style-name="Standard">
      <style:text-properties fo:font-style="italic" officeooo:rsid="0000a8c0" officeooo:paragraph-rsid="0000a8c0" style:font-style-asian="italic" style:font-style-complex="italic"/>
    </style:style>
    <style:style style:name="P3" style:family="paragraph" style:parent-style-name="Standard">
      <style:text-properties fo:font-style="italic" officeooo:rsid="00017f78" officeooo:paragraph-rsid="00017f78" style:font-style-asian="italic" style:font-style-complex="italic"/>
    </style:style>
    <style:style style:name="P4" style:family="paragraph" style:parent-style-name="Standard">
      <style:text-properties officeooo:rsid="0003795e" officeooo:paragraph-rsid="000379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:</text:p>
      <text:p text:style-name="P2"><text:s text:c="4"/>Nat and a human in a deserted rocky area, like a rock slide but at low altitude. No vegetation in visible distance. Nat tries to convince a human to help someone they don't know.</text:p>
      <text:p text:style-name="P2"/>
      <text:p text:style-name="P1">Human:</text:p>
      <text:p text:style-name="P1"><text:s text:c="4"/>"I won't live, regardless of whether I do this for them or not."</text:p>
      <text:p text:style-name="P3">1. “I won’t live” — Looking down on human, who is bent over</text:p>
      <text:p text:style-name="P3">2. “Regardless”… Close up of human</text:p>
      <text:p text:style-name="P3"/>
      <text:p text:style-name="P1">Nat:</text:p>
      <text:p text:style-name="P1"><text:s text:c="4"/>"You need to do this."</text:p>
      <text:p text:style-name="P1"/>
      <text:p text:style-name="P4">3. </text:p>
      <text:p text:style-name="P1">Human:</text:p>
      <text:p text:style-name="P1"><text:s text:c="4"/>"Why should I?! I don't want any more trouble."</text:p>
      <text:p text:style-name="P1">Nat:</text:p>
      <text:p text:style-name="P1"><text:s text:c="4"/>"Can't you feel in your heart, that even though you are nearly dead, it is what is right to do?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8:40:33.256419755</meta:creation-date>
    <dc:date>2017-09-13T18:49:03.552188474</dc:date>
    <meta:editing-duration>PT8M29S</meta:editing-duration>
    <meta:editing-cycles>3</meta:editing-cycles>
    <meta:generator>LibreOffice/5.2.3.3$Linux_X86_64 LibreOffice_project/20m0$Build-3</meta:generator>
    <meta:document-statistic meta:table-count="0" meta:image-count="0" meta:object-count="0" meta:page-count="1" meta:paragraph-count="13" meta:word-count="105" meta:character-count="551" meta:non-whitespace-character-count="437"/>
  </office:meta>
</office:document-meta>
</file>